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6pt" fo:font-weight="bold" officeooo:rsid="000b31cb" officeooo:paragraph-rsid="000b31cb" style:font-size-asian="16pt" style:font-weight-asian="bold" style:font-size-complex="16pt" style:font-weight-complex="bold"/>
    </style:style>
    <style:style style:name="P2" style:family="paragraph" style:parent-style-name="Standard">
      <style:text-properties fo:font-size="16pt" fo:font-weight="bold" officeooo:rsid="000b34a9" officeooo:paragraph-rsid="000b34a9" style:font-size-asian="16pt" style:font-weight-asian="bold" style:font-size-complex="16pt" style:font-weight-complex="bold"/>
    </style:style>
    <style:style style:name="P3" style:family="paragraph" style:parent-style-name="Standard">
      <style:text-properties fo:font-size="16pt" fo:font-weight="bold" officeooo:rsid="00172670" officeooo:paragraph-rsid="00172670" style:font-size-asian="16pt" style:font-weight-asian="bold" style:font-size-complex="16pt" style:font-weight-complex="bold"/>
    </style:style>
    <style:style style:name="P4" style:family="paragraph" style:parent-style-name="Standard">
      <style:text-properties fo:font-size="16pt" fo:font-weight="bold" officeooo:rsid="001afe90" officeooo:paragraph-rsid="001afe90" style:font-size-asian="16pt" style:font-weight-asian="bold" style:font-size-complex="16pt" style:font-weight-complex="bold"/>
    </style:style>
    <style:style style:name="P5" style:family="paragraph" style:parent-style-name="Standard">
      <style:text-properties fo:font-size="16pt" fo:font-weight="bold" officeooo:rsid="00743e88" officeooo:paragraph-rsid="00743e88"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0743e88" officeooo:paragraph-rsid="00743e88" style:font-size-asian="16pt" style:font-weight-asian="bold" style:font-size-complex="16pt" style:font-weight-complex="bold"/>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officeooo:paragraph-rsid="006169d5" style:font-size-asian="16pt" style:font-size-complex="16pt"/>
    </style:style>
    <style:style style:name="P10" style:family="paragraph" style:parent-style-name="Standard">
      <style:paragraph-properties fo:text-align="justify" style:justify-single-word="false"/>
      <style:text-properties fo:font-size="16pt" officeooo:rsid="00442e15" officeooo:paragraph-rsid="006169d5" style:font-size-asian="16pt" style:font-size-complex="16pt"/>
    </style:style>
    <style:style style:name="P11" style:family="paragraph" style:parent-style-name="Standard">
      <style:paragraph-properties fo:text-align="justify" style:justify-single-word="false"/>
      <style:text-properties fo:font-size="16pt" officeooo:rsid="0050fddf" officeooo:paragraph-rsid="006169d5" style:font-size-asian="16pt" style:font-size-complex="16pt"/>
    </style:style>
    <style:style style:name="P12" style:family="paragraph" style:parent-style-name="Standard">
      <style:paragraph-properties fo:text-align="justify" style:justify-single-word="false"/>
      <style:text-properties fo:font-size="16pt" officeooo:rsid="006169d5" officeooo:paragraph-rsid="006169d5" style:font-size-asian="16pt" style:font-size-complex="16pt"/>
    </style:style>
    <style:style style:name="P13" style:family="paragraph" style:parent-style-name="Standard">
      <style:paragraph-properties fo:text-align="justify" style:justify-single-word="false"/>
      <style:text-properties fo:font-size="16pt" officeooo:rsid="002241e9" officeooo:paragraph-rsid="002241e9" style:font-size-asian="16pt" style:font-size-complex="16pt"/>
    </style:style>
    <style:style style:name="P14" style:family="paragraph" style:parent-style-name="Standard">
      <style:paragraph-properties fo:text-align="justify" style:justify-single-word="false"/>
      <style:text-properties fo:font-size="16pt" officeooo:rsid="004d867f" officeooo:paragraph-rsid="002241e9" style:font-size-asian="16pt" style:font-size-complex="16pt"/>
    </style:style>
    <style:style style:name="P15" style:family="paragraph" style:parent-style-name="Standard">
      <style:paragraph-properties fo:text-align="justify" style:justify-single-word="false"/>
      <style:text-properties fo:font-size="16pt" officeooo:rsid="00079167" officeooo:paragraph-rsid="004e91ea" style:font-size-asian="16pt" style:font-size-complex="16pt"/>
    </style:style>
    <style:style style:name="P16" style:family="paragraph" style:parent-style-name="Standard">
      <style:paragraph-properties fo:text-align="justify" style:justify-single-word="false"/>
      <style:text-properties fo:font-size="16pt" officeooo:rsid="00079167" officeooo:paragraph-rsid="00206698" style:font-size-asian="16pt" style:font-size-complex="16pt"/>
    </style:style>
    <style:style style:name="P17" style:family="paragraph" style:parent-style-name="Standard">
      <style:text-properties fo:font-size="16pt" officeooo:paragraph-rsid="000b31cb" style:font-size-asian="16pt" style:font-size-complex="16pt"/>
    </style:style>
    <style:style style:name="P18" style:family="paragraph" style:parent-style-name="Standard">
      <style:paragraph-properties fo:text-align="justify" style:justify-single-word="false"/>
      <style:text-properties fo:font-size="16pt" officeooo:rsid="000b34a9" officeooo:paragraph-rsid="00308ec6" style:font-size-asian="16pt" style:font-size-complex="16pt"/>
    </style:style>
    <style:style style:name="P19" style:family="paragraph" style:parent-style-name="Standard">
      <style:paragraph-properties fo:text-align="justify" style:justify-single-word="false"/>
      <style:text-properties fo:font-size="16pt" officeooo:rsid="000b34a9" officeooo:paragraph-rsid="00325197" style:font-size-asian="16pt" style:font-size-complex="16pt"/>
    </style:style>
    <style:style style:name="P20" style:family="paragraph" style:parent-style-name="Standard">
      <style:paragraph-properties fo:text-align="justify" style:justify-single-word="false"/>
      <style:text-properties fo:font-size="16pt" officeooo:rsid="00324feb" officeooo:paragraph-rsid="00324feb" style:font-size-asian="16pt" style:font-size-complex="16pt"/>
    </style:style>
    <style:style style:name="P21" style:family="paragraph" style:parent-style-name="Standard">
      <style:text-properties fo:font-size="16pt" officeooo:rsid="000c5bb3" officeooo:paragraph-rsid="000c5bb3" style:font-size-asian="16pt" style:font-size-complex="16pt"/>
    </style:style>
    <style:style style:name="P22" style:family="paragraph" style:parent-style-name="Standard">
      <style:paragraph-properties fo:text-align="justify" style:justify-single-word="false"/>
      <style:text-properties fo:font-size="16pt" officeooo:rsid="000c8797" officeooo:paragraph-rsid="000c8797" style:font-size-asian="16pt" style:font-size-complex="16pt"/>
    </style:style>
    <style:style style:name="P23" style:family="paragraph" style:parent-style-name="Standard">
      <style:text-properties fo:font-size="16pt" officeooo:rsid="000c8797" officeooo:paragraph-rsid="000c8797" style:font-size-asian="16pt" style:font-size-complex="16pt"/>
    </style:style>
    <style:style style:name="P24" style:family="paragraph" style:parent-style-name="Standard">
      <style:text-properties fo:font-size="16pt" officeooo:rsid="0013007c" officeooo:paragraph-rsid="0013007c" style:font-size-asian="16pt" style:font-size-complex="16pt"/>
    </style:style>
    <style:style style:name="P25" style:family="paragraph" style:parent-style-name="Standard">
      <style:text-properties fo:font-size="16pt" officeooo:rsid="0026d84a" officeooo:paragraph-rsid="0026d84a" style:font-size-asian="16pt" style:font-size-complex="16pt"/>
    </style:style>
    <style:style style:name="P26" style:family="paragraph" style:parent-style-name="Standard">
      <style:text-properties fo:font-size="16pt" officeooo:rsid="000fbe4a" officeooo:paragraph-rsid="000fbe4a" style:font-size-asian="16pt" style:font-size-complex="16pt"/>
    </style:style>
    <style:style style:name="P27" style:family="paragraph" style:parent-style-name="Standard">
      <style:paragraph-properties fo:text-align="justify" style:justify-single-word="false"/>
      <style:text-properties fo:font-size="16pt" officeooo:rsid="000fbe4a" officeooo:paragraph-rsid="00206698" style:font-size-asian="16pt" style:font-size-complex="16pt"/>
    </style:style>
    <style:style style:name="P28" style:family="paragraph" style:parent-style-name="Standard">
      <style:text-properties fo:font-size="16pt" officeooo:rsid="0015a9cf" officeooo:paragraph-rsid="0015a9cf" style:font-size-asian="16pt" style:font-size-complex="16pt"/>
    </style:style>
    <style:style style:name="P29" style:family="paragraph" style:parent-style-name="Standard">
      <style:text-properties fo:font-size="16pt" officeooo:rsid="00172670" officeooo:paragraph-rsid="00172670" style:font-size-asian="16pt" style:font-size-complex="16pt"/>
    </style:style>
    <style:style style:name="P30" style:family="paragraph" style:parent-style-name="Standard">
      <style:paragraph-properties fo:text-align="justify" style:justify-single-word="false"/>
      <style:text-properties fo:font-size="16pt" officeooo:rsid="00172670" officeooo:paragraph-rsid="00172670" style:font-size-asian="16pt" style:font-size-complex="16pt"/>
    </style:style>
    <style:style style:name="P31" style:family="paragraph" style:parent-style-name="Standard">
      <style:text-properties fo:font-size="16pt" officeooo:rsid="00192cc8" officeooo:paragraph-rsid="00192cc8" style:font-size-asian="16pt" style:font-size-complex="16pt"/>
    </style:style>
    <style:style style:name="P32" style:family="paragraph" style:parent-style-name="Standard">
      <style:paragraph-properties fo:text-align="justify" style:justify-single-word="false"/>
      <style:text-properties fo:font-size="16pt" officeooo:rsid="00192cc8" officeooo:paragraph-rsid="00192cc8" style:font-size-asian="16pt" style:font-size-complex="16pt"/>
    </style:style>
    <style:style style:name="P33" style:family="paragraph" style:parent-style-name="Standard">
      <style:paragraph-properties fo:text-align="justify" style:justify-single-word="false"/>
      <style:text-properties fo:font-size="16pt" officeooo:rsid="005a7c94" officeooo:paragraph-rsid="005a7c94" style:font-size-asian="16pt" style:font-size-complex="16pt"/>
    </style:style>
    <style:style style:name="P34" style:family="paragraph" style:parent-style-name="Standard">
      <style:text-properties fo:font-size="16pt" officeooo:rsid="005a7c94" officeooo:paragraph-rsid="005a7c94" style:font-size-asian="16pt" style:font-size-complex="16pt"/>
    </style:style>
    <style:style style:name="P35" style:family="paragraph" style:parent-style-name="Standard">
      <style:text-properties fo:font-size="16pt" officeooo:rsid="003f3b05" officeooo:paragraph-rsid="003f3b05" style:font-size-asian="16pt" style:font-size-complex="16pt"/>
    </style:style>
    <style:style style:name="P36" style:family="paragraph" style:parent-style-name="Standard">
      <style:text-properties fo:font-size="16pt" officeooo:rsid="001afe90" officeooo:paragraph-rsid="001afe90" style:font-size-asian="16pt" style:font-size-complex="16pt"/>
    </style:style>
    <style:style style:name="P37" style:family="paragraph" style:parent-style-name="Standard">
      <style:paragraph-properties fo:text-align="justify" style:justify-single-word="false"/>
      <style:text-properties fo:font-size="16pt" officeooo:rsid="001afe90" officeooo:paragraph-rsid="001afe90" style:font-size-asian="16pt" style:font-size-complex="16pt"/>
    </style:style>
    <style:style style:name="P38" style:family="paragraph" style:parent-style-name="Standard">
      <style:paragraph-properties fo:text-align="justify" style:justify-single-word="false"/>
      <style:text-properties fo:font-size="16pt" officeooo:rsid="00678b35" officeooo:paragraph-rsid="00678b35" style:font-size-asian="16pt" style:font-size-complex="16pt"/>
    </style:style>
    <style:style style:name="P39" style:family="paragraph" style:parent-style-name="Standard">
      <style:paragraph-properties fo:text-align="justify" style:justify-single-word="false"/>
      <style:text-properties fo:font-size="16pt" officeooo:rsid="005b7082" officeooo:paragraph-rsid="005b7082" style:font-size-asian="16pt" style:font-size-complex="16pt"/>
    </style:style>
    <style:style style:name="P40" style:family="paragraph" style:parent-style-name="Standard">
      <style:paragraph-properties fo:text-align="justify" style:justify-single-word="false"/>
      <style:text-properties fo:font-size="16pt" officeooo:rsid="00413a8f" officeooo:paragraph-rsid="00413a8f" style:font-size-asian="16pt" style:font-size-complex="16pt"/>
    </style:style>
    <style:style style:name="P41" style:family="paragraph" style:parent-style-name="Standard">
      <style:text-properties fo:font-size="16pt" officeooo:rsid="001deabb" officeooo:paragraph-rsid="001deabb" style:font-size-asian="16pt" style:font-size-complex="16pt"/>
    </style:style>
    <style:style style:name="P42" style:family="paragraph" style:parent-style-name="Standard">
      <style:paragraph-properties fo:text-align="justify" style:justify-single-word="false"/>
      <style:text-properties fo:font-size="16pt" fo:font-style="normal" fo:font-weight="normal" officeooo:rsid="000b34a9" officeooo:paragraph-rsid="0026d84a"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justify" style:justify-single-word="false"/>
      <style:text-properties fo:font-size="16pt" fo:font-style="normal" fo:font-weight="bold" officeooo:rsid="00283812" officeooo:paragraph-rsid="00283812" style:font-size-asian="16pt" style:font-style-asian="normal" style:font-weight-asian="bold" style:font-size-complex="16pt" style:font-style-complex="normal" style:font-weight-complex="bold"/>
    </style:style>
    <style:style style:name="T1" style:family="text">
      <style:text-properties officeooo:rsid="000d403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627bb" style:font-style-asian="normal" style:font-weight-asian="normal" style:font-style-complex="normal" style:font-weight-complex="normal"/>
    </style:style>
    <style:style style:name="T4" style:family="text">
      <style:text-properties fo:font-style="normal" fo:font-weight="normal" officeooo:rsid="0026d84a" style:font-style-asian="normal" style:font-weight-asian="normal" style:font-style-complex="normal" style:font-weight-complex="normal"/>
    </style:style>
    <style:style style:name="T5" style:family="text">
      <style:text-properties fo:font-style="normal" fo:font-weight="normal" officeooo:rsid="00283812" style:font-style-asian="normal" style:font-weight-asian="normal" style:font-style-complex="normal" style:font-weight-complex="normal"/>
    </style:style>
    <style:style style:name="T6" style:family="text">
      <style:text-properties fo:font-style="normal" fo:font-weight="normal" officeooo:rsid="00308ec6" style:font-style-asian="normal" style:font-weight-asian="normal" style:font-style-complex="normal" style:font-weight-complex="normal"/>
    </style:style>
    <style:style style:name="T7" style:family="text">
      <style:text-properties fo:font-style="normal" fo:font-weight="normal" officeooo:rsid="00079167" style:font-style-asian="normal" style:font-weight-asian="normal" style:font-style-complex="normal" style:font-weight-complex="normal"/>
    </style:style>
    <style:style style:name="T8" style:family="text">
      <style:text-properties fo:font-style="normal" fo:font-weight="normal" officeooo:rsid="0047fea0" style:font-style-asian="normal" style:font-weight-asian="normal" style:font-style-complex="normal" style:font-weight-complex="normal"/>
    </style:style>
    <style:style style:name="T9" style:family="text">
      <style:text-properties fo:font-style="normal" fo:font-weight="normal" officeooo:rsid="0058e506" style:font-style-asian="normal" style:font-weight-asian="normal" style:font-style-complex="normal" style:font-weight-complex="normal"/>
    </style:style>
    <style:style style:name="T10" style:family="text">
      <style:text-properties officeooo:rsid="0024376a"/>
    </style:style>
    <style:style style:name="T11" style:family="text">
      <style:text-properties officeooo:rsid="002627bb"/>
    </style:style>
    <style:style style:name="T12" style:family="text">
      <style:text-properties officeooo:rsid="002a0d21"/>
    </style:style>
    <style:style style:name="T13" style:family="text">
      <style:text-properties fo:font-weight="bold" style:font-weight-asian="bold" style:font-weight-complex="bold"/>
    </style:style>
    <style:style style:name="T14" style:family="text">
      <style:text-properties fo:font-weight="bold" officeooo:rsid="0011a69e" style:font-weight-asian="bold" style:font-weight-complex="bold"/>
    </style:style>
    <style:style style:name="T15" style:family="text">
      <style:text-properties fo:font-weight="bold" officeooo:rsid="004795cf" style:font-weight-asian="bold" style:font-weight-complex="bold"/>
    </style:style>
    <style:style style:name="T16" style:family="text">
      <style:text-properties fo:font-weight="bold" officeooo:rsid="002abf9c" style:font-weight-asian="bold" style:font-weight-complex="bold"/>
    </style:style>
    <style:style style:name="T17" style:family="text">
      <style:text-properties fo:font-weight="bold" officeooo:rsid="000b31cb" style:font-weight-asian="bold" style:font-weight-complex="bold"/>
    </style:style>
    <style:style style:name="T18" style:family="text">
      <style:text-properties fo:font-weight="bold" officeooo:rsid="0070c652" style:font-weight-asian="bold" style:font-weight-complex="bold"/>
    </style:style>
    <style:style style:name="T19" style:family="text">
      <style:text-properties fo:font-weight="bold" officeooo:rsid="007534da" style:font-weight-asian="bold" style:font-weight-complex="bold"/>
    </style:style>
    <style:style style:name="T20" style:family="text">
      <style:text-properties officeooo:rsid="002abf9c"/>
    </style:style>
    <style:style style:name="T21" style:family="text">
      <style:text-properties officeooo:rsid="002ba7c6"/>
    </style:style>
    <style:style style:name="T22" style:family="text">
      <style:text-properties officeooo:rsid="002ea912"/>
    </style:style>
    <style:style style:name="T23" style:family="text">
      <style:text-properties officeooo:rsid="00325197"/>
    </style:style>
    <style:style style:name="T24" style:family="text">
      <style:text-properties officeooo:rsid="00371c2f"/>
    </style:style>
    <style:style style:name="T25" style:family="text">
      <style:text-properties officeooo:rsid="0037bce0"/>
    </style:style>
    <style:style style:name="T26" style:family="text">
      <style:text-properties officeooo:rsid="004795cf"/>
    </style:style>
    <style:style style:name="T27" style:family="text">
      <style:text-properties officeooo:rsid="004ce191"/>
    </style:style>
    <style:style style:name="T28" style:family="text">
      <style:text-properties officeooo:rsid="004f22ef"/>
    </style:style>
    <style:style style:name="T29" style:family="text">
      <style:text-properties officeooo:rsid="005385cd"/>
    </style:style>
    <style:style style:name="T30" style:family="text">
      <style:text-properties officeooo:rsid="005a7c94"/>
    </style:style>
    <style:style style:name="T31" style:family="text">
      <style:text-properties officeooo:rsid="005c0a8d"/>
    </style:style>
    <style:style style:name="T32" style:family="text">
      <style:text-properties officeooo:rsid="006169d5"/>
    </style:style>
    <style:style style:name="T33" style:family="text">
      <style:text-properties officeooo:rsid="00677261"/>
    </style:style>
    <style:style style:name="T34" style:family="text">
      <style:text-properties officeooo:rsid="006c1f71"/>
    </style:style>
    <style:style style:name="T35" style:family="text">
      <style:text-properties officeooo:rsid="006d7eaf"/>
    </style:style>
    <style:style style:name="T36" style:family="text">
      <style:text-properties officeooo:rsid="007534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positiva 1</text:p>
      <text:p text:style-name="P8">Como responsable del departamento de informática de una Empresa <text:span text:style-name="T32">cuya principal actividad es la Industria</text:span> Cárnica, me encontré con el problema de encontrar una solución que satisficiera las necesidades para la gestión del día a día de la empresa. En esta búsqueda <text:span text:style-name="T27">se e</text:span>ncontr<text:span text:style-name="T27">aron</text:span> soluciones comerciales, <text:span text:style-name="T10">y soluciones en software libre pero no cubría las necesidades</text:span> <text:span text:style-name="T10">que nuestra empresa requería.</text:span></text:p>
      <text:p text:style-name="P8"/>
      <text:p text:style-name="P6">Diapositiva 2,3 <text:span text:style-name="T36">COMERCIALES</text:span></text:p>
      <text:p text:style-name="P9"><text:span text:style-name="T21">Podemos ver varias de las soluciones comerciales encontradas. </text:span>El principal problema de estas soluciones comerciales es el coste de la licencia que poseen, así como de los altos requisitos hardware y software que necesitan.</text:p>
      <text:p text:style-name="P9"/>
      <text:p text:style-name="P5">Diapositiva 4 <text:span text:style-name="T36">SOFTWARE LIBRE</text:span></text:p>
      <text:p text:style-name="P10">Las aplicaciones de Software Libre se probaron pero el usuario se perdía entre tanta opción, ademas al ser ERP genéricos pues carecen de ciertas funcionalidades imprescindibles para la empresa.</text:p>
      <text:p text:style-name="P11">Openerp usa Python y postgre</text:p>
      <text:p text:style-name="P11">Dolibar Php y Mysql</text:p>
      <text:p text:style-name="P12"/>
      <text:p text:style-name="P12"><text:span text:style-name="T13">Diapositiva 5</text:span></text:p>
      <text:p text:style-name="P13">Por este motivo <text:span text:style-name="T10">he decidido realizar este Trabajo Fin de Grado, y aportar mi granito de arena a la comunidad de Software libre. Creando un ERP especifico para Industrias Cárnicas.</text:span></text:p>
      <text:p text:style-name="P14"/>
      <text:p text:style-name="P15">El principal objetivo de este proyecto es hacer un software reducido y funcional que cubra las necesidades diarias de una Pyme, ademas de poder ser instalada en equipos con pocos recursos.</text:p>
      <text:p text:style-name="P15"/>
      <text:p text:style-name="P15">Debido a la cantidad de funcionalidades que suelen implementar un ERP, en este trabajo vamos a comenzar su desarrollo que se irá completando fuera de<text:span text:style-name="T28">l ámbito de </text:span><text:s/>este trabajo. <text:span text:style-name="T22">Por eso vamos a acotar las funcionalidades a desarrollar <text:s/>y dejarlo preparado para las futuras mejoras. Este Software sera mono usuario, <text:s/>pero la base de datos puede ser instalada en un servidor aparte, ya que se podrá configurar la conexión a la base de datos.</text:span></text:p>
      <text:p text:style-name="P7"/>
      <text:p text:style-name="P17"><text:span text:style-name="T17"/></text:p>
      <text:p text:style-name="P17"><text:soft-page-break/><text:span text:style-name="T17">Diapositiva </text:span><text:span text:style-name="T14">6,7,8 </text:span><text:span text:style-name="T19">RECURSOS</text:span></text:p>
      <text:p text:style-name="P16"><text:span text:style-name="T29">Para la realización hemos utilizado los siguientes recursos. Descripción de las herramientas de Software Libre usadas</text:span>. <text:s/></text:p>
      <text:p text:style-name="P16"/>
      <text:p text:style-name="P2">Diapositiva <text:span text:style-name="T26">9 <text:s text:c="2"/>ANALISIS</text:span></text:p>
      <text:p text:style-name="P18"><text:span text:style-name="T8">C</text:span><text:span text:style-name="T4">on el an</text:span><text:span text:style-name="T5">á</text:span><text:span text:style-name="T4">lisis </text:span><text:span text:style-name="T9">comienza el proceso de desarrollo del software identificando</text:span><text:span text:style-name="T2"> las necesidades de </text:span><text:span text:style-name="T3">nuestra empresa,</text:span><text:span text:style-name="T2"> para <text:s/>poder dar solución a </text:span><text:span text:style-name="T3">nuestro</text:span><text:span text:style-name="T2"> problema </text:span><text:span text:style-name="T3">y</text:span><text:span text:style-name="T2"> conseguir </text:span><text:span text:style-name="T3">e</text:span><text:span text:style-name="T4">l</text:span><text:span text:style-name="T2"> objetivo </text:span><text:span text:style-name="T3">que hemos marcado, </text:span><text:span text:style-name="T6">realizar </text:span><text:span text:style-name="T7"><text:s/>un software reducido y funcional que cubra las necesidades diarias de una Pyme </text:span><text:span text:style-name="T6">relacionada con la Industria Cárnica.</text:span></text:p>
      <text:p text:style-name="P42"/>
      <text:p text:style-name="P42"/>
      <text:p text:style-name="P43">Diapositiva <text:span text:style-name="T26">10,11</text:span>,1<text:span text:style-name="T26">2 CASOS DE USO</text:span></text:p>
      <text:p text:style-name="P20">En este esquema vemos brevemente las funcionalidades que va <text:span text:style-name="T23">a tener nuestro sistema. </text:span></text:p>
      <text:p text:style-name="P20"/>
      <text:p text:style-name="P19"><text:span text:style-name="T33">A partir de <text:s/>las funcionalidades</text:span> <text:span text:style-name="T33">anteriores se han</text:span> definido los casos de uso que vamos a <text:span text:style-name="T11">desarrollar</text:span>. <text:span text:style-name="T23">Los casos de uso van a describir los pasos o actividades que deberán realizarse para llevar a cabo los procesos.</text:span></text:p>
      <text:p text:style-name="P25">Despu<text:span text:style-name="T12">é</text:span>s de definir todos los casos de uso que engloba nuestro proyecto, pasamos a la etapa de diseño.</text:p>
      <text:p text:style-name="P23"/>
      <text:p text:style-name="P26"><text:span text:style-name="T13">Diapositiva 1</text:span><text:span text:style-name="T15">3</text:span><text:span text:style-name="T14">,1</text:span><text:span text:style-name="T15">4 <text:s/></text:span><text:span text:style-name="T18">DISEÑO</text:span></text:p>
      <text:p text:style-name="P27">Para ello se va a utilizar diagramas de actividad <text:span text:style-name="T24">de los casos de uso definidos en la tapa de análisis</text:span>, los cuales muestran el flujo de trabajo y operaciones de los componentes del sistema.</text:p>
      <text:p text:style-name="P28"/>
      <text:p text:style-name="P3">Diapositiva 1<text:span text:style-name="T26">5 ESQUEMA ENTIDAD-INTERRELACION</text:span></text:p>
      <text:p text:style-name="P29"/>
      <text:p text:style-name="P30"><text:span text:style-name="T25">Una vez concluido la especificación de los diagramas de actividad comenzamos con el diseño de la base de datos. Hemos utilizado la representación de Chen ya que es una representación fácilmente representable y comprensible</text:span>.</text:p>
      <text:p text:style-name="P30"/>
      <text:p text:style-name="P30"/>
      <text:p text:style-name="P30"/>
      <text:p text:style-name="P30"/>
      <text:p text:style-name="P30"/>
      <text:p text:style-name="P31"><text:soft-page-break/><text:span text:style-name="T13">Diapositiva 1</text:span><text:span text:style-name="T15">6</text:span><text:span text:style-name="T13">,</text:span><text:span text:style-name="T16">17 </text:span><text:span text:style-name="T18">INTERFAZ</text:span></text:p>
      <text:p text:style-name="P31"/>
      <text:p text:style-name="P32">La interfaz es una parte importante del proyecto software , ya que es el medio a través del cual el usuario se comunica con el sistema para el intercambio de información. </text:p>
      <text:p text:style-name="P32"><text:span text:style-name="T30">Se ha realizado una </text:span><text:s/>interfaz sencilla e intuitiva, con el fin de que los usuarios puedan cumplir sus cometidos <text:span text:style-name="T34">lo mas agilmente posible</text:span>.</text:p>
      <text:p text:style-name="P31"/>
      <text:p text:style-name="P33">Para ello se han diseñado las interfaces con la herramienta Pencil, como ya hemos comentado anterio<text:span text:style-name="T35">r</text:span>mente.</text:p>
      <text:p text:style-name="P34"/>
      <text:p text:style-name="P35">Una vez diseñado y codificado nuestro software se han implementado una serie de pruebas.</text:p>
      <text:p text:style-name="P31"/>
      <text:p text:style-name="P31"/>
      <text:p text:style-name="P4">Diapositiva <text:span text:style-name="T20">18 PRUEBAS</text:span></text:p>
      <text:p text:style-name="P36"/>
      <text:p text:style-name="P37">Las pruebas de software es un elemento critico para la calidad del producto y representa un ultimo repaso de las especificaciones de diseño y codificación.</text:p>
      <text:p text:style-name="P38">Probamos que cumple todos los requisitos definidos en la etapa de <text:s/>Análisis.</text:p>
      <text:p text:style-name="P39">Caja <text:span text:style-name="T31">B</text:span>lanca - Procedimentales</text:p>
      <text:p text:style-name="P39">Caja Negra – Prueba interfaz</text:p>
      <text:p text:style-name="P37"/>
      <text:p text:style-name="P40">Para cada caso de uso se ha especificado una prueba.</text:p>
      <text:p text:style-name="P41">Para lo cual hemos diseñado un total de 52 prueb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1:36:44.137664394</meta:creation-date>
    <meta:generator>LibreOffice/5.4.5.1$Linux_X86_64 LibreOffice_project/40m0$Build-1</meta:generator>
    <dc:date>2018-03-15T09:01:09.429925686</dc:date>
    <meta:editing-duration>PT14H23M55S</meta:editing-duration>
    <meta:editing-cycles>103</meta:editing-cycles>
    <meta:document-statistic meta:table-count="0" meta:image-count="0" meta:object-count="0" meta:page-count="3" meta:paragraph-count="37" meta:word-count="653" meta:character-count="4091" meta:non-whitespace-character-count="3459"/>
  </office:meta>
</office:document-meta>
</file>